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office:value-type="string" calcext:value-type="string">
            <text:p>erreur list vide</text:p>
          </table:table-cell>
          <table:table-cell table:style-name="ce5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non monoton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office:value-type="string" calcext:value-type="string">
            <text:p>suite de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office:value-type="string" calcext:value-type="string">
            <text:p>suite decroissant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const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09:02:11.73514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1-10-12T09:05:28.806109405</dc:date>
    <meta:editing-duration>PT25M43S</meta:editing-duration>
    <meta:editing-cycles>9</meta:editing-cycles>
    <meta:document-statistic meta:table-count="1" meta:cell-count="46" meta:object-count="0"/>
  </office:meta>
</office:document-meta>
</file>